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5.31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42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99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374cm" fo:break-before="auto" style:use-optimal-row-height="false"/>
    </style:style>
    <style:style style:name="ro6" style:family="table-row">
      <style:table-row-properties style:row-height="1.813cm" fo:break-before="auto" style:use-optimal-row-height="true"/>
    </style:style>
    <style:style style:name="ro7" style:family="table-row">
      <style:table-row-properties style:row-height="1.286cm" fo:break-before="auto" style:use-optimal-row-height="true"/>
    </style:style>
    <style:style style:name="ro8" style:family="table-row">
      <style:table-row-properties style:row-height="0.935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1.236cm" fo:break-before="auto" style:use-optimal-row-height="tru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0.815cm" fo:break-before="auto" style:use-optimal-row-height="true"/>
    </style:style>
    <style:style style:name="ro16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C158"/>
    </style:style>
    <style:style style:name="ce1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cc9900" fo:border="0.002cm solid #000000"/>
    </style:style>
    <style:style style:name="ce22" style:family="table-cell" style:parent-style-name="Default">
      <style:table-cell-properties fo:background-color="#ffff00" fo:border="0.002cm solid #000000"/>
    </style:style>
    <style:style style:name="ce23" style:family="table-cell" style:parent-style-name="Default">
      <style:table-cell-properties style:text-align-source="value-type" style:repeat-content="false" fo:border="0.002cm solid #000000"/>
      <style:paragraph-properties fo:margin-left="0cm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order="0.002cm solid #000000"/>
    </style:style>
    <style:style style:name="ce26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6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5" table:number-columns-repeated="2"/>
          <table:table-cell table:style-name="ce25" office:value-type="string">
            <text:p>GPS</text:p>
          </table:table-cell>
          <table:table-cell table:style-name="ce25" office:value-type="string">
            <text:p>concate</text:p>
          </table:table-cell>
          <table:table-cell table:style-name="ce25" table:number-columns-repeated="2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7-07_10-09-01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4 E-139-34-49.71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7-07_11-26-12_000.jpg</text:p>
          </table:table-cell>
          <table:table-cell table:style-name="ce9" office:value-type="string">
            <text:p>:m 食べた物</text:p>
          </table:table-cell>
          <table:table-cell table:style-name="ce8"/>
          <table:table-cell/>
          <table:table-cell office:value-type="string">
            <text:p>N-35-35-28.48 E-139-34-49.65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7" office:value-type="string">
            <text:p>2019-07-07_16-06-42_000.jpg</text:p>
          </table:table-cell>
          <table:table-cell table:style-name="ce9" office:value-type="string">
            <text:p>:bookmemo / 読んだ本 / 『時評にっぽん人』 / 著者=山本七平</text:p>
          </table:table-cell>
          <table:table-cell table:style-name="ce10"/>
          <table:table-cell/>
          <table:table-cell office:value-type="string">
            <text:p>N-35-35-28.85 E-139-34-49.54</text:p>
          </table:table-cell>
          <table:table-cell table:formula="of:=IF([.E4]=&quot;&quot;;[.C4];CONCATENATE([.C4];&quot; / &quot;;[.E4]))" office:value-type="string" office:string-value=":bookmemo / 読んだ本 / 『時評にっぽん人』 / 著者=山本七平">
            <text:p>:bookmemo / 読んだ本 / 『時評にっぽん人』 / 著者=山本七平</text:p>
          </table:table-cell>
          <table:table-cell table:style-name="ce8"/>
          <table:table-cell table:style-name="ce2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7" office:value-type="string">
            <text:p>2019-07-07_16-58-48_000.jpg</text:p>
          </table:table-cell>
          <table:table-cell table:style-name="ce9" office:value-type="string">
            <text:p>:bookmemo / 読んだ本 / 『エボラ出血熱とエマージングウイルス』 / 著者=山内一也</text:p>
          </table:table-cell>
          <table:table-cell table:style-name="ce11"/>
          <table:table-cell/>
          <table:table-cell office:value-type="string">
            <text:p>N-35-35-29.04 E-139-34-49.22</text:p>
          </table:table-cell>
          <table:table-cell table:formula="of:=IF([.E5]=&quot;&quot;;[.C5];CONCATENATE([.C5];&quot; / &quot;;[.E5]))" office:value-type="string" office:string-value=":bookmemo / 読んだ本 / 『エボラ出血熱とエマージングウイルス』 / 著者=山内一也">
            <text:p>:bookmemo / 読んだ本 / 『エボラ出血熱とエマージングウイルス』 / 著者=山内一也</text:p>
          </table:table-cell>
          <table:table-cell table:style-name="ce8"/>
          <table:table-cell table:style-name="ce25"/>
        </table:table-row>
        <table:table-row table:style-name="ro5">
          <table:table-cell table:style-name="ce2" office:value-type="float" office:value="5">
            <text:p>5</text:p>
          </table:table-cell>
          <table:table-cell table:style-name="ce7" office:value-type="string">
            <text:p>2019-07-07_17-22-45_000.jpg</text:p>
          </table:table-cell>
          <table:table-cell table:style-name="ce9" office:value-type="string">
            <text:p>:bookmemo / 読んだ本 / 『なぜ？どうして？きせつのふしぎ』 / 著者=斎藤靖二</text:p>
          </table:table-cell>
          <table:table-cell table:style-name="ce11"/>
          <table:table-cell/>
          <table:table-cell office:value-type="string">
            <text:p>N-35-35-28.99 E-139-34-49.27</text:p>
          </table:table-cell>
          <table:table-cell table:formula="of:=IF([.E6]=&quot;&quot;;[.C6];CONCATENATE([.C6];&quot; / &quot;;[.E6]))" office:value-type="string" office:string-value=":bookmemo / 読んだ本 / 『なぜ？どうして？きせつのふしぎ』 / 著者=斎藤靖二">
            <text:p>:bookmemo / 読んだ本 / 『なぜ？どうして？きせつのふしぎ』 / 著者=斎藤靖二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7-07_20-39-21_000.jpg</text:p>
          </table:table-cell>
          <table:table-cell table:style-name="ce9" office:value-type="string">
            <text:p>:m 食べた物</text:p>
          </table:table-cell>
          <table:table-cell table:style-name="ce9"/>
          <table:table-cell/>
          <table:table-cell office:value-type="string">
            <text:p>N-35-35-28.78 E-139-34-49.27</text:p>
          </table:table-cell>
          <table:table-cell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7-08_00-12-36_000.jpg</text:p>
          </table:table-cell>
          <table:table-cell table:style-name="ce9" office:value-type="string">
            <text:p>:m 記録 / 身体 / 足の裏 / 水虫 / 右足</text:p>
          </table:table-cell>
          <table:table-cell table:style-name="ce10"/>
          <table:table-cell/>
          <table:table-cell office:value-type="string">
            <text:p>N-35-35-28.78 E-139-34-49.27</text:p>
          </table:table-cell>
          <table:table-cell table:formula="of:=IF([.E8]=&quot;&quot;;[.C8];CONCATENATE([.C8];&quot; / &quot;;[.E8]))" office:value-type="string" office:string-value=":m 記録 / 身体 / 足の裏 / 水虫 / 右足">
            <text:p>:m 記録 / 身体 / 足の裏 / 水虫 / 右足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7-08_01-16-25_000.png</text:p>
          </table:table-cell>
          <table:table-cell table:style-name="ce9" office:value-type="string">
            <text:p>:m :PHOTO 寝た時刻 / 2019</text:p>
          </table:table-cell>
          <table:table-cell table:style-name="ce9"/>
          <table:table-cell/>
          <table:table-cell office:value-type="string">
            <text:p>N-35-35-28.78 E-139-34-49.27</text:p>
          </table:table-cell>
          <table:table-cell table:formula="of:=IF([.E9]=&quot;&quot;;[.C9];CONCATENATE([.C9];&quot; / &quot;;[.E9]))" office:value-type="string" office:string-value=":m :PHOTO 寝た時刻 / 2019">
            <text:p>:m :PHOTO 寝た時刻 / 201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7-08_05-20-37_000.jpg</text:p>
          </table:table-cell>
          <table:table-cell table:style-name="ce11" office:value-type="string">
            <text:p>:m :PHOTO 起きた時刻 / 2019</text:p>
          </table:table-cell>
          <table:table-cell table:style-name="ce11"/>
          <table:table-cell/>
          <table:table-cell office:value-type="string">
            <text:p>N-35-35-28.78 E-139-34-49.27</text:p>
          </table:table-cell>
          <table:table-cell table:formula="of:=IF([.E10]=&quot;&quot;;[.C10];CONCATENATE([.C10];&quot; / &quot;;[.E10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0">
            <text:p>10</text:p>
          </table:table-cell>
          <table:table-cell table:style-name="ce7" office:value-type="string">
            <text:p>2019-07-08_06-34-16_000.jpg</text:p>
          </table:table-cell>
          <table:table-cell table:style-name="ce9" office:value-type="string">
            <text:p>:m 1* res free# JVEMV6 44#8.4.1_3 / 44. currency / 8. prog-python / 4 tester / 1. id-1 / flowchart</text:p>
          </table:table-cell>
          <table:table-cell table:style-name="ce9"/>
          <table:table-cell/>
          <table:table-cell office:value-type="string">
            <text:p>N-35-35-28.61 E-139-34-49.43</text:p>
          </table:table-cell>
          <table:table-cell table:formula="of:=IF([.E11]=&quot;&quot;;[.C11];CONCATENATE([.C11];&quot; / &quot;;[.E11]))" office:value-type="string" office:string-value=":m 1* res free# JVEMV6 44#8.4.1_3 / 44. currency / 8. prog-python / 4 tester / 1. id-1 / flowchart">
            <text:p>:m 1* res free# JVEMV6 44#8.4.1_3 / 44. currency / 8. prog-python / 4 tester / 1. id-1 / flowchart</text:p>
          </table:table-cell>
          <table:table-cell table:style-name="ce8" office:value-type="string">
            <text:p>)</text:p>
          </table:table-cell>
          <table:table-cell table:style-name="ce25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7-08_06-34-54_000.jpg</text:p>
          </table:table-cell>
          <table:table-cell table:style-name="ce9" office:value-type="string">
            <text:p>:m :? 1*1 / math / tiwstor / eigenvector、各要素の間の関係</text:p>
          </table:table-cell>
          <table:table-cell table:style-name="ce8"/>
          <table:table-cell/>
          <table:table-cell office:value-type="string">
            <text:p>N-35-35-28.4 E-139-34-49.43</text:p>
          </table:table-cell>
          <table:table-cell table:formula="of:=IF([.E12]=&quot;&quot;;[.C12];CONCATENATE([.C12];&quot; / &quot;;[.E12]))" office:value-type="string" office:string-value=":m :? 1*1 / math / tiwstor / eigenvector、各要素の間の関係">
            <text:p>:m :? 1*1 / math / tiwstor / eigenvector、各要素の間の関係</text:p>
          </table:table-cell>
          <table:table-cell table:style-name="ce8"/>
          <table:table-cell table:style-name="ce25"/>
        </table:table-row>
        <table:table-row table:style-name="ro7">
          <table:table-cell table:style-name="ce2" office:value-type="float" office:value="12">
            <text:p>12</text:p>
          </table:table-cell>
          <table:table-cell table:style-name="ce7" office:value-type="string">
            <text:p>2019-07-08_06-35-57_000.jpg</text:p>
          </table:table-cell>
          <table:table-cell table:style-name="ce9" office:value-type="string">
            <text:p>:m 1-2*2 RES / 245 / 『エボラ出血熱とエマージングウイルス』　山内一也 / p.8-91</text:p>
          </table:table-cell>
          <table:table-cell table:style-name="ce8"/>
          <table:table-cell/>
          <table:table-cell/>
          <table:table-cell table:formula="of:=IF([.E13]=&quot;&quot;;[.C13];CONCATENATE([.C13];&quot; / &quot;;[.E13]))" office:value-type="string" office:string-value=":m 1-2*2 RES / 245 / 『エボラ出血熱とエマージングウイルス』　山内一也 / p.8-91">
            <text:p>:m 1-2*2 RES / 245 / 『エボラ出血熱とエマージングウイルス』　山内一也 / p.8-91</text:p>
          </table:table-cell>
          <table:table-cell table:style-name="ce8"/>
          <table:table-cell table:style-name="ce25"/>
        </table:table-row>
        <table:table-row table:style-name="ro6">
          <table:table-cell table:style-name="ce2" office:value-type="float" office:value="13">
            <text:p>13</text:p>
          </table:table-cell>
          <table:table-cell table:style-name="ce7" office:value-type="string">
            <text:p>2019-07-08_06-36-57_000.jpg</text:p>
          </table:table-cell>
          <table:table-cell table:style-name="ce9" office:value-type="string">
            <text:p>:m 東和 PHOTO / 190706sa / 中央林間駅 / 大和市・植田様マンション / １名 / 株式会社金子工業所（生和コーポレーション） / 日誌</text:p>
          </table:table-cell>
          <table:table-cell table:style-name="ce8"/>
          <table:table-cell/>
          <table:table-cell office:value-type="string">
            <text:p>N-35-35-28.38 E-139-34-49.65</text:p>
          </table:table-cell>
          <table:table-cell table:formula="of:=IF([.E14]=&quot;&quot;;[.C14];CONCATENATE([.C14];&quot; / &quot;;[.E14]))" office:value-type="string" office:string-value=":m 東和 PHOTO / 190706sa / 中央林間駅 / 大和市・植田様マンション / １名 / 株式会社金子工業所（生和コーポレーション） / 日誌">
            <text:p>:m 東和 PHOTO / 190706sa / 中央林間駅 / 大和市・植田様マンション / １名 / 株式会社金子工業所（生和コーポレーション） / 日誌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7-07_13-38-55_000.mov</text:p>
          </table:table-cell>
          <table:table-cell table:style-name="ce9" office:value-type="string">
            <text:p>:VIDEO / @自宅 / 体操 / 腰</text:p>
          </table:table-cell>
          <table:table-cell table:style-name="ce8"/>
          <table:table-cell table:formula="of:=[.F15]" office:value-type="string" office:string-value="N-35-35-28.63 E-139-34-49.98">
            <text:p>N-35-35-28.63 E-139-34-49.98</text:p>
          </table:table-cell>
          <table:table-cell office:value-type="string">
            <text:p>N-35-35-28.63 E-139-34-49.98</text:p>
          </table:table-cell>
          <table:table-cell table:formula="of:=IF([.E19]=&quot;&quot;;[.C19];CONCATENATE([.C19];&quot; / &quot;;[.E19]))" office:value-type="string" office:string-value=" / N-35-30-26.82 E-139-26-35.27">
            <text:p><text:s/>/ N-35-30-26.82 E-139-26-35.27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7" office:value-type="string">
            <text:p>2019-07-07_18-45-48_000.mov</text:p>
          </table:table-cell>
          <table:table-cell table:style-name="ce9" office:value-type="string">
            <text:p>:VIDEO / @自宅 / 鳥の声 / 不明</text:p>
          </table:table-cell>
          <table:table-cell table:style-name="ce8"/>
          <table:table-cell table:formula="of:=[.F16]" office:value-type="string" office:string-value="N-35-30-26.38 E-139-26-34.89">
            <text:p>N-35-30-26.38 E-139-26-34.89</text:p>
          </table:table-cell>
          <table:table-cell office:value-type="string">
            <text:p>N-35-30-26.38 E-139-26-34.89</text:p>
          </table:table-cell>
          <table:table-cell table:formula="of:=IF([.E16]=&quot;&quot;;[.C16];CONCATENATE([.C16];&quot; / &quot;;[.E16]))" office:value-type="string" office:string-value=":VIDEO / @自宅 / 鳥の声 / 不明 / N-35-30-26.38 E-139-26-34.89">
            <text:p>:VIDEO / @自宅 / 鳥の声 / 不明 / N-35-30-26.38 E-139-26-34.89</text:p>
          </table:table-cell>
          <table:table-cell table:style-name="ce8"/>
          <table:table-cell table:style-name="ce25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7" office:value-type="string">
            <text:p>2019-07-07_19-03-13_000.mov</text:p>
          </table:table-cell>
          <table:table-cell table:style-name="ce9" office:value-type="string">
            <text:p>:VIDEO / @自宅 / メモ / 筋トレ / ストレッチ</text:p>
          </table:table-cell>
          <table:table-cell table:style-name="ce8"/>
          <table:table-cell table:formula="of:=[.F17]" office:value-type="string" office:string-value="N-35-30-26.56 E-139-26-35.0">
            <text:p>N-35-30-26.56 E-139-26-35.0</text:p>
          </table:table-cell>
          <table:table-cell office:value-type="string">
            <text:p>N-35-30-26.56 E-139-26-35.0</text:p>
          </table:table-cell>
          <table:table-cell table:formula="of:=IF([.E17]=&quot;&quot;;[.C17];CONCATENATE([.C17];&quot; / &quot;;[.E17]))" office:value-type="string" office:string-value=":VIDEO / @自宅 / メモ / 筋トレ / ストレッチ / N-35-30-26.56 E-139-26-35.0">
            <text:p>:VIDEO / @自宅 / メモ / 筋トレ / ストレッチ / N-35-30-26.56 E-139-26-35.0</text:p>
          </table:table-cell>
          <table:table-cell table:style-name="ce8"/>
          <table:table-cell table:style-name="ce25"/>
        </table:table-row>
        <table:table-row table:style-name="ro8">
          <table:table-cell table:style-name="ce2" office:value-type="float" office:value="17">
            <text:p>17</text:p>
          </table:table-cell>
          <table:table-cell table:style-name="ce8" office:value-type="string">
            <text:p>2019-07-07_22-08-44_000.mov</text:p>
          </table:table-cell>
          <table:table-cell table:style-name="ce9" office:value-type="string">
            <text:p>:VIDEO / @自宅 / メモ / 始めたこと / トルコ語</text:p>
          </table:table-cell>
          <table:table-cell table:style-name="ce8"/>
          <table:table-cell table:formula="of:=[.F18]" office:value-type="string" office:string-value="N-35-30-26.81 E-139-26-35.27">
            <text:p>N-35-30-26.81 E-139-26-35.27</text:p>
          </table:table-cell>
          <table:table-cell office:value-type="string">
            <text:p>N-35-30-26.81 E-139-26-35.27</text:p>
          </table:table-cell>
          <table:table-cell table:formula="of:=IF([.E18]=&quot;&quot;;[.C18];CONCATENATE([.C18];&quot; / &quot;;[.E18]))" office:value-type="string" office:string-value=":VIDEO / @自宅 / メモ / 始めたこと / トルコ語 / N-35-30-26.81 E-139-26-35.27">
            <text:p>:VIDEO / @自宅 / メモ / 始めたこと / トルコ語 / N-35-30-26.81 E-139-26-35.27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9"/>
          <table:table-cell table:style-name="ce8"/>
          <table:table-cell table:formula="of:=[.F19]" office:value-type="string" office:string-value="N-35-30-26.82 E-139-26-35.27">
            <text:p>N-35-30-26.82 E-139-26-35.27</text:p>
          </table:table-cell>
          <table:table-cell office:value-type="string">
            <text:p>N-35-30-26.82 E-139-26-35.27</text:p>
          </table:table-cell>
          <table:table-cell table:formula="of:=IF([.E19]=&quot;&quot;;[.C19];CONCATENATE([.C19];&quot; / &quot;;[.E19]))" office:value-type="string" office:string-value=" / N-35-30-26.82 E-139-26-35.27">
            <text:p><text:s/>/ N-35-30-26.82 E-139-26-35.27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9"/>
          <table:table-cell table:style-name="ce8"/>
          <table:table-cell table:formula="of:=[.F20]" office:value-type="string" office:string-value="N-35-30-26.77 E-139-26-36.86">
            <text:p>N-35-30-26.77 E-139-26-36.86</text:p>
          </table:table-cell>
          <table:table-cell office:value-type="string">
            <text:p>N-35-30-26.77 E-139-26-36.86</text:p>
          </table:table-cell>
          <table:table-cell table:formula="of:=IF([.E20]=&quot;&quot;;[.C20];CONCATENATE([.C20];&quot; / &quot;;[.E20]))" office:value-type="string" office:string-value=" / N-35-30-26.77 E-139-26-36.86">
            <text:p><text:s/>/ N-35-30-26.77 E-139-26-36.86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0"/>
          <table:table-cell table:style-name="ce9"/>
          <table:table-cell table:style-name="ce8"/>
          <table:table-cell table:formula="of:=[.F21]" office:value-type="string" office:string-value="N-35-30-26.6 E-139-26-37.41">
            <text:p>N-35-30-26.6 E-139-26-37.41</text:p>
          </table:table-cell>
          <table:table-cell office:value-type="string">
            <text:p>N-35-30-26.6 E-139-26-37.41</text:p>
          </table:table-cell>
          <table:table-cell table:formula="of:=IF([.E21]=&quot;&quot;;[.C21];CONCATENATE([.C21];&quot; / &quot;;[.E21]))" office:value-type="string" office:string-value=" / N-35-30-26.6 E-139-26-37.41">
            <text:p><text:s/>/ N-35-30-26.6 E-139-26-37.41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1"/>
          <table:table-cell table:style-name="ce9"/>
          <table:table-cell table:style-name="ce8"/>
          <table:table-cell table:formula="of:=[.F22]" office:value-type="string" office:string-value="N-35-30-26.66 E-139-26-37.25">
            <text:p>N-35-30-26.66 E-139-26-37.25</text:p>
          </table:table-cell>
          <table:table-cell office:value-type="string">
            <text:p>N-35-30-26.66 E-139-26-37.25</text:p>
          </table:table-cell>
          <table:table-cell table:formula="of:=IF([.E22]=&quot;&quot;;[.C22];CONCATENATE([.C22];&quot; / &quot;;[.E22]))" office:value-type="string" office:string-value=" / N-35-30-26.66 E-139-26-37.25">
            <text:p><text:s/>/ N-35-30-26.66 E-139-26-37.25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9"/>
          <table:table-cell table:style-name="ce8"/>
          <table:table-cell table:formula="of:=[.F23]" office:value-type="string" office:string-value="N-35-30-26.63 E-139-26-37.19">
            <text:p>N-35-30-26.63 E-139-26-37.19</text:p>
          </table:table-cell>
          <table:table-cell office:value-type="string">
            <text:p>N-35-30-26.63 E-139-26-37.19</text:p>
          </table:table-cell>
          <table:table-cell table:formula="of:=IF([.E23]=&quot;&quot;;[.C23];CONCATENATE([.C23];&quot; / &quot;;[.E23]))" office:value-type="string" office:string-value=" / N-35-30-26.63 E-139-26-37.19">
            <text:p><text:s/>/ N-35-30-26.63 E-139-26-37.19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12"/>
          <table:table-cell table:style-name="ce9"/>
          <table:table-cell table:style-name="ce8"/>
          <table:table-cell table:formula="of:=[.F24]" office:value-type="string" office:string-value="N-35-30-26.75 E-139-26-37.25">
            <text:p>N-35-30-26.75 E-139-26-37.25</text:p>
          </table:table-cell>
          <table:table-cell office:value-type="string">
            <text:p>N-35-30-26.75 E-139-26-37.25</text:p>
          </table:table-cell>
          <table:table-cell table:formula="of:=IF([.E24]=&quot;&quot;;[.C24];CONCATENATE([.C24];&quot; / &quot;;[.E24]))" office:value-type="string" office:string-value=" / N-35-30-26.75 E-139-26-37.25">
            <text:p><text:s/>/ N-35-30-26.75 E-139-26-37.25</text:p>
          </table:table-cell>
          <table:table-cell table:style-name="ce25" table:number-columns-repeated="2"/>
        </table:table-row>
        <table:table-row table:style-name="ro9">
          <table:table-cell table:style-name="ce2"/>
          <table:table-cell table:style-name="ce9"/>
          <table:table-cell table:style-name="ce11"/>
          <table:table-cell table:style-name="ce8"/>
          <table:table-cell table:formula="of:=[.F25]" office:value-type="string" office:string-value="N-35-30-27.34 E-139-26-36.59">
            <text:p>N-35-30-27.34 E-139-26-36.59</text:p>
          </table:table-cell>
          <table:table-cell office:value-type="string">
            <text:p>N-35-30-27.34 E-139-26-36.59</text:p>
          </table:table-cell>
          <table:table-cell table:formula="of:=IF([.E25]=&quot;&quot;;[.C25];CONCATENATE([.C25];&quot; / &quot;;[.E25]))" office:value-type="string" office:string-value=" / N-35-30-27.34 E-139-26-36.59">
            <text:p><text:s/>/ N-35-30-27.34 E-139-26-36.5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11"/>
          <table:table-cell table:style-name="ce8"/>
          <table:table-cell table:formula="of:=[.F26]" office:value-type="string" office:string-value="N-35-30-26.81 E-139-26-38.9">
            <text:p>N-35-30-26.81 E-139-26-38.9</text:p>
          </table:table-cell>
          <table:table-cell office:value-type="string">
            <text:p>N-35-30-26.81 E-139-26-38.9</text:p>
          </table:table-cell>
          <table:table-cell table:formula="of:=IF([.E26]=&quot;&quot;;[.C26];CONCATENATE([.C26];&quot; / &quot;;[.E26]))" office:value-type="string" office:string-value=" / N-35-30-26.81 E-139-26-38.9">
            <text:p><text:s/>/ N-35-30-26.81 E-139-26-38.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10"/>
          <table:table-cell table:formula="of:=[.F27]" office:value-type="string" office:string-value="N-35-30-26.86 E-139-26-38.24">
            <text:p>N-35-30-26.86 E-139-26-38.24</text:p>
          </table:table-cell>
          <table:table-cell office:value-type="string">
            <text:p>N-35-30-26.86 E-139-26-38.24</text:p>
          </table:table-cell>
          <table:table-cell table:formula="of:=IF([.E27]=&quot;&quot;;[.C27];CONCATENATE([.C27];&quot; / &quot;;[.E27]))" office:value-type="string" office:string-value=" / N-35-30-26.86 E-139-26-38.24">
            <text:p><text:s/>/ N-35-30-26.86 E-139-26-38.2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11"/>
          <table:table-cell table:formula="of:=[.F28]" office:value-type="string" office:string-value="N-35-30-26.86 E-139-26-38.24">
            <text:p>N-35-30-26.86 E-139-26-38.24</text:p>
          </table:table-cell>
          <table:table-cell office:value-type="string">
            <text:p>N-35-30-26.86 E-139-26-38.24</text:p>
          </table:table-cell>
          <table:table-cell table:formula="of:=IF([.E28]=&quot;&quot;;[.C28];CONCATENATE([.C28];&quot; / &quot;;[.E28]))" office:value-type="string" office:string-value=" / N-35-30-26.86 E-139-26-38.24">
            <text:p><text:s/>/ N-35-30-26.86 E-139-26-38.2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9"/>
          <table:table-cell/>
          <table:table-cell office:value-type="string">
            <text:p>N-35-35-28.44 E-139-34-49.6</text:p>
          </table:table-cell>
          <table:table-cell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 E-139-34-49.43</text:p>
          </table:table-cell>
          <table:table-cell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96 E-139-34-49.22</text:p>
          </table:table-cell>
          <table:table-cell table:formula="of:=IF([.E31]=&quot;&quot;;[.C31];CONCATENATE([.C31];&quot; / &quot;;[.E3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1 E-139-34-49.82</text:p>
          </table:table-cell>
          <table:table-cell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0"/>
          <table:table-cell table:style-name="ce9"/>
          <table:table-cell table:style-name="ce8"/>
          <table:table-cell/>
          <table:table-cell office:value-type="string">
            <text:p>N-35-35-28.72 E-139-34-49.54</text:p>
          </table:table-cell>
          <table:table-cell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 table:style-name="ce11"/>
          <table:table-cell table:style-name="ce8"/>
          <table:table-cell/>
          <table:table-cell office:value-type="string">
            <text:p>N-35-35-28.56 E-139-34-49.54</text:p>
          </table:table-cell>
          <table:table-cell table:formula="of:=IF([.E34]=&quot;&quot;;[.C34];CONCATENATE([.C34];&quot; / &quot;;[.E3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1"/>
          <table:table-cell table:style-name="ce11"/>
          <table:table-cell table:style-name="ce8"/>
          <table:table-cell/>
          <table:table-cell office:value-type="string">
            <text:p>N-35-35-28.56 E-139-34-49.54</text:p>
          </table:table-cell>
          <table:table-cell table:formula="of:=IF([.E35]=&quot;&quot;;[.C35];CONCATENATE([.C35];&quot; / &quot;;[.E3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11"/>
          <table:table-cell table:style-name="ce8"/>
          <table:table-cell/>
          <table:table-cell office:value-type="string">
            <text:p>N-35-35-28.56 E-139-34-49.54</text:p>
          </table:table-cell>
          <table:table-cell table:formula="of:=IF([.E36]=&quot;&quot;;[.C36];CONCATENATE([.C36];&quot; / &quot;;[.E3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 table:style-name="ce11"/>
          <table:table-cell table:style-name="ce8"/>
          <table:table-cell/>
          <table:table-cell office:value-type="string">
            <text:p>N-35-35-28.27 E-139-34-49.22</text:p>
          </table:table-cell>
          <table:table-cell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8.56 E-139-34-49.38</text:p>
          </table:table-cell>
          <table:table-cell table:formula="of:=IF([.E38]=&quot;&quot;;[.C38];CONCATENATE([.C38];&quot; / &quot;;[.E3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45 E-139-34-49.54</text:p>
          </table:table-cell>
          <table:table-cell table:formula="of:=IF([.E39]=&quot;&quot;;[.C39];CONCATENATE([.C39];&quot; / &quot;;[.E3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7-35.94 E-139-37-25.94">
            <text:p>N-35-27-35.94 E-139-37-25.94</text:p>
          </table:table-cell>
          <table:table-cell office:value-type="string">
            <text:p>N-35-27-35.94 E-139-37-25.94</text:p>
          </table:table-cell>
          <table:table-cell table:formula="of:=IF([.E40]=&quot;&quot;;[.C40];CONCATENATE([.C40];&quot; / &quot;;[.E40]))" office:value-type="string" office:string-value=" / N-35-27-35.94 E-139-37-25.94">
            <text:p><text:s/>/ N-35-27-35.94 E-139-37-25.9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7-35.86 E-139-37-25.72">
            <text:p>N-35-27-35.86 E-139-37-25.72</text:p>
          </table:table-cell>
          <table:table-cell office:value-type="string">
            <text:p>N-35-27-35.86 E-139-37-25.72</text:p>
          </table:table-cell>
          <table:table-cell table:formula="of:=IF([.E41]=&quot;&quot;;[.C41];CONCATENATE([.C41];&quot; / &quot;;[.E41]))" office:value-type="string" office:string-value=" / N-35-27-35.86 E-139-37-25.72">
            <text:p><text:s/>/ N-35-27-35.86 E-139-37-25.72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7-35.08 E-139-37-23.79">
            <text:p>N-35-27-35.08 E-139-37-23.79</text:p>
          </table:table-cell>
          <table:table-cell office:value-type="string">
            <text:p>N-35-27-35.08 E-139-37-23.79</text:p>
          </table:table-cell>
          <table:table-cell table:formula="of:=IF([.E42]=&quot;&quot;;[.C42];CONCATENATE([.C42];&quot; / &quot;;[.E42]))" office:value-type="string" office:string-value=" / N-35-27-35.08 E-139-37-23.79">
            <text:p><text:s/>/ N-35-27-35.08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7-34.42 E-139-37-24.18">
            <text:p>N-35-27-34.42 E-139-37-24.18</text:p>
          </table:table-cell>
          <table:table-cell office:value-type="string">
            <text:p>N-35-27-34.42 E-139-37-24.18</text:p>
          </table:table-cell>
          <table:table-cell table:formula="of:=IF([.E43]=&quot;&quot;;[.C43];CONCATENATE([.C43];&quot; / &quot;;[.E43]))" office:value-type="string" office:string-value=" / N-35-27-34.42 E-139-37-24.18">
            <text:p><text:s/>/ N-35-27-34.42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4]" office:value-type="string" office:string-value="N-35-27-34.6 E-139-37-24.23">
            <text:p>N-35-27-34.6 E-139-37-24.23</text:p>
          </table:table-cell>
          <table:table-cell office:value-type="string">
            <text:p>N-35-27-34.6 E-139-37-24.23</text:p>
          </table:table-cell>
          <table:table-cell table:formula="of:=IF([.E44]=&quot;&quot;;[.C44];CONCATENATE([.C44];&quot; / &quot;;[.E44]))" office:value-type="string" office:string-value=" / N-35-27-34.6 E-139-37-24.23">
            <text:p><text:s/>/ N-35-27-34.6 E-139-37-24.2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5]" office:value-type="string" office:string-value="N-35-27-34.55 E-139-37-24.18">
            <text:p>N-35-27-34.55 E-139-37-24.18</text:p>
          </table:table-cell>
          <table:table-cell office:value-type="string">
            <text:p>N-35-27-34.55 E-139-37-24.18</text:p>
          </table:table-cell>
          <table:table-cell table:formula="of:=IF([.E45]=&quot;&quot;;[.C45];CONCATENATE([.C45];&quot; / &quot;;[.E45]))" office:value-type="string" office:string-value=" / N-35-27-34.55 E-139-37-24.18">
            <text:p><text:s/>/ N-35-27-34.55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12"/>
          <table:table-cell/>
          <table:table-cell table:style-name="ce8"/>
          <table:table-cell table:formula="of:=[.F46]" office:value-type="string" office:string-value="N-35-27-34.65 E-139-37-24.18">
            <text:p>N-35-27-34.65 E-139-37-24.18</text:p>
          </table:table-cell>
          <table:table-cell office:value-type="string">
            <text:p>N-35-27-34.65 E-139-37-24.18</text:p>
          </table:table-cell>
          <table:table-cell table:formula="of:=IF([.E46]=&quot;&quot;;[.C46];CONCATENATE([.C46];&quot; / &quot;;[.E46]))" office:value-type="string" office:string-value=" / N-35-27-34.65 E-139-37-24.18">
            <text:p><text:s/>/ N-35-27-34.65 E-139-37-24.18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7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7]=&quot;&quot;;[.C47];CONCATENATE([.C47];&quot; / &quot;;[.E47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8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8]=&quot;&quot;;[.C48];CONCATENATE([.C48];&quot; / &quot;;[.E48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9]" office:value-type="string" office:string-value="N-35-27-35.04 E-139-37-23.79">
            <text:p>N-35-27-35.04 E-139-37-23.79</text:p>
          </table:table-cell>
          <table:table-cell office:value-type="string">
            <text:p>N-35-27-35.04 E-139-37-23.79</text:p>
          </table:table-cell>
          <table:table-cell table:formula="of:=IF([.E49]=&quot;&quot;;[.C49];CONCATENATE([.C49];&quot; / &quot;;[.E49]))" office:value-type="string" office:string-value=" / N-35-27-35.04 E-139-37-23.79">
            <text:p><text:s/>/ N-35-27-35.04 E-139-37-23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63 E-139-34-49.32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9 E-139-34-49.54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8"/>
          <table:table-cell/>
          <table:table-cell office:value-type="string">
            <text:p>N-35-35-29.15 E-139-34-49.43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1"/>
          <table:table-cell table:style-name="ce11"/>
          <table:table-cell/>
          <table:table-cell office:value-type="string">
            <text:p>N-35-35-28.35 E-139-34-49.0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53 E-139-34-49.8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12"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32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48 E-139-34-49.49</text:p>
          </table:table-cell>
          <table:table-cell table:formula="of:=IF([.E8]=&quot;&quot;;[.C8];CONCATENATE([.C8];&quot; / &quot;;[.E8]))" office:value-type="string" office:string-value=":m 記録 / 身体 / 足の裏 / 水虫 / 右足">
            <text:p>:m 記録 / 身体 / 足の裏 / 水虫 / 右足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8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59]" office:value-type="string" office:string-value="N-35-35-28.64 E-139-34-49.6">
            <text:p>N-35-35-28.64 E-139-34-49.6</text:p>
          </table:table-cell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string" office:string-value=" / N-35-35-28.64 E-139-34-49.6">
            <text:p><text:s/>/ N-35-35-28.64 E-139-34-49.6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0]" office:value-type="string" office:string-value="N-35-35-28.8 E-139-34-49.54">
            <text:p>N-35-35-28.8 E-139-34-49.54</text:p>
          </table:table-cell>
          <table:table-cell office:value-type="string">
            <text:p>N-35-35-28.8 E-139-34-49.54</text:p>
          </table:table-cell>
          <table:table-cell table:formula="of:=IF([.E60]=&quot;&quot;;[.C60];CONCATENATE([.C60];&quot; / &quot;;[.E60]))" office:value-type="string" office:string-value=" / N-35-35-28.8 E-139-34-49.54">
            <text:p><text:s/>/ N-35-35-28.8 E-139-34-49.54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style-name="ce3"/>
          <table:table-cell table:style-name="ce8"/>
          <table:table-cell table:style-name="ce9"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9" table:number-columns-repeated="2"/>
          <table:table-cell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 table:number-columns-repeated="3"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6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9"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2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20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20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1" office:value-type="float" office:value="47">
            <text:p>47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2" office:value-type="float" office:value="18">
            <text:p>18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2">
          <table:table-cell table:number-columns-repeated="2"/>
          <table:table-cell table:style-name="ce22" office:value-type="float" office:value="18">
            <text:p>18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23" table:formula="of:=COUNTBLANK([.$C$2:.C1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-*</text:p>
          </table:table-cell>
          <table:table-cell table:style-name="ce23" table:formula="of:=COUNTIF([.$C$2:.$C18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XXX</text:p>
          </table:table-cell>
          <table:table-cell table:style-name="ce23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total</text:p>
          </table:table-cell>
          <table:table-cell table:style-name="ce23" table:formula="of:=COUNTA([.$B$2:.$B18])" office:value-type="float" office:value="17">
            <text:p>17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5" office:value-type="string">
            <text:p>blanks</text:p>
          </table:table-cell>
          <table:table-cell table:style-name="ce24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4" office:value-type="string">
            <text:p>:m XXX</text:p>
          </table:table-cell>
          <table:table-cell table:style-name="ce23" table:formula="of:=COUNTIF([.$C$2:.$C18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music / log / kb / </text:p>
          </table:table-cell>
          <table:table-cell table:style-name="ce23" table:formula="of:=COUNTIF([.$C$2:.$C18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XX</text:p>
          </table:table-cell>
          <table:table-cell table:style-name="ce23" table:formula="of:=COUNTIF([.$C$2:.$C18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:m X-X</text:p>
          </table:table-cell>
          <table:table-cell table:style-name="ce23" table:formula="of:=COUNTIF([.$C$2:.$C18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4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23" table:formula="of:=COUNTIF([.$C$2:.$C18];[.B181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4"/>
          <table:table-cell table:style-name="ce13" office:value-type="string">
            <text:p>:bookmemo / 読んだ本 / 『』 / 著者=XXX</text:p>
          </table:table-cell>
          <table:table-cell table:style-name="ce23" table:formula="of:=COUNTIF([.$C$2:.$C18];[.B18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6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食べた物　間食 / ヨーグルト / +=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味噌スープ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食べた物　間食 / カップヌードル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お酒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記録 / 身体 / 足の裏 / 水虫 / 右足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左目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右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口角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瞼、ひび割れ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耳、左 / 腫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目尻 / ひび割れ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5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髪の毛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0" office:value-type="string">
            <text:p>:m other / log / 寝る前　ウェブ閲覧　記録　（for オナニー） / 未了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1" office:value-type="string">
            <text:p>:m :PHOTO 起きた時刻 / 2019</text:p>
          </table:table-cell>
          <table:table-cell table:style-name="ce9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:PHOTO 寝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3">
          <table:table-cell table:style-name="ce5"/>
          <table:table-cell table:style-name="ce11" office:value-type="string">
            <text:p>:m other / log / 寝る前　ウェブ閲覧　記録 / 就寝前の、動画閲覧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diary / 20181124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見た夢 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7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notes / 20181130 / (K,C,R,P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diary / diary / 20181206 / (K,C,P,R,)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/ daylog メモ / 190418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8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5"/>
          <table:table-cell table:style-name="ce9" office:value-type="string">
            <text:p>:m art / dessin / D-17 8# / des.竹林、巻雲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tome/ (J*)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th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lets / action activity / やること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i FX / coding / XXX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2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user.lolipop.jp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mysqladmin.lolipop.jp/pma/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6673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4">
          <table:table-cell table:style-name="ce6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6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8">2019/07/08</text:date>, <text:time>16:46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7-08T16:46:29.62</dc:date>
    <dc:creator>iwabuchi ken</dc:creator>
    <meta:editing-duration>P9DT22H1M31S</meta:editing-duration>
    <meta:editing-cycles>3956</meta:editing-cycles>
    <meta:document-statistic meta:table-count="1" meta:cell-count="633" meta:object-count="0"/>
  </office:meta>
</office:document-meta>
</file>